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g.setIco( String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attachWebUrl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h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ushMsg.has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Flags.isStaicTextEffec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isScrollTextEff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S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isImagesRea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sg.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Flags.attachNoIm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enableShareInWebP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G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St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Fl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Flags.dismissByCli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isActiveNo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sg.getControl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getNewImageUr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pos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Flgs( String fl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shMsg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nerverDismi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Flags.isLimitShowMax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po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enableShareInHomePag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openUrlByOuts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Sim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dismissByUn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get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preparedImages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shMsg.isVal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sg.setSimg( String s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setMsg( Ms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Surl( String 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Ic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get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Txt( String 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enableSh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prepared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shMs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T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getG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sg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setEt( long 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debu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shMsg.setSt( long 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showCancelBt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setDr( long 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setTp( String 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Gtp( String g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Gid( String 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get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rolFlags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sg.setStxt( String s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shMsg.get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ControlFlags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Flags.openUrlByIn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attachScreenSh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Flags.isBlingTextEff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